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9" text:outline-level="1">SCRUM Development Process by Ken Schwaber </text:h>
      <text:p text:style-name="Standard"/>
      <text:p text:style-name="Standard"/>
      <text:p text:style-name="Standard"/>
      <text:p text:style-name="Standard"/>
      <text:h text:style-name="Heading_20_3" text:outline-level="3">Roles</text:h>
      <text:p text:style-name="Standard"/>
      <text:p text:style-name="Standard">Management: Led by the Product Manager, it defines initial content and timing of the</text:p>
      <text:p text:style-name="Standard">release, then manages their evolution as the project progresses and variables change.</text:p>
      <text:p text:style-name="Standard">Management deals with backlog, risk, and release content.</text:p>
      <text:p text:style-name="Standard"/>
      <text:p text:style-name="Standard">Development teams: Development teams are small, with each containing developers,</text:p>
      <text:p text:style-name="Standard">documenters and quality control staff. One or more teams of between three and six</text:p>
      <text:p text:style-name="Standard">people each are used. Each is assigned a set of packets (or objects), including all backlog</text:p>
      <text:p text:style-name="Standard">items related to each packet. The team defines changes required to implement the</text:p>
      <text:p text:style-name="Standard">backlog item in the packets, and manages all problems regarding the changes. Teams can</text:p>
      <text:p text:style-name="Standard">be either functionally derived (assigned those packets that address specific sets of product</text:p>
      <text:p text:style-name="Standard">functionality) or system derived (assigned unique layers of the system). The members of</text:p>
      <text:p text:style-name="Standard">each team are selected based on their knowledge and expertise regarding sets of packets,</text:p>
      <text:p text:style-name="Standard">or domain expertise.</text:p>
      <text:p text:style-name="Standard"/>
      <text:p text:style-name="Standard"/>
      <text:h text:style-name="Heading_20_3" text:outline-level="3">Meetings</text:h>
      <text:p text:style-name="Standard"/>
      <text:p text:style-name="Standard">All teams meeting to present work and review progress, raising and </text:p>
      <text:p text:style-name="Standard">resolving issues and problems, adding new backlog items. Risk is reviewed and </text:p>
      <text:p text:style-name="Standard">appropriate responses defined. </text:p>
      <text:p text:style-name="Heading">Characteristics:</text:p>
      <text:list xml:id="list1526183379" text:style-name="L1">
        <text:list-item>
          <text:p text:style-name="P1">The whole team and product management are present and participate. </text:p>
        </text:list-item>
        <text:list-item>
          <text:p text:style-name="P1">The review can include customers, sales, marketing and others. </text:p>
        </text:list-item>
        <text:list-item>
          <text:p text:style-name="P1">Review covers functional, executable systems that encompass the objects assigned to </text:p>
        </text:list-item>
      </text:list>
      <text:p text:style-name="Standard">that team and include the changes made to implement the backlog items. </text:p>
      <text:list xml:id="list714618092" text:style-name="L2">
        <text:list-item>
          <text:p text:style-name="P2">The way backlog items are implemented by changes may be changed based on the </text:p>
        </text:list-item>
      </text:list>
      <text:p text:style-name="Standard">review. </text:p>
      <text:list xml:id="list2052220999" text:style-name="L3">
        <text:list-item>
          <text:p text:style-name="P3">New backlog items may be introduced and assigned to teams as part of the review, </text:p>
        </text:list-item>
      </text:list>
      <text:p text:style-name="Standard">changing the content and direction of deliverables. </text:p>
      <text:list xml:id="list642661778" text:style-name="L4">
        <text:list-item>
          <text:p text:style-name="P4">The time of the next review is determined based on progress and complexity. The </text:p>
        </text:list-item>
      </text:list>
      <text:p text:style-name="Standard">Sprints usually have a duration of 1 to 4 weeks. </text:p>
      <text:p text:style-name="Standard"/>
      <text:p text:style-name="Standard"/>
      <text:p text:style-name="Standard"/>
      <text:h text:style-name="Heading_20_3" text:outline-level="3"><text:soft-page-break/></text:h>
      <text:h text:style-name="Heading_20_3" text:outline-level="3"/>
      <text:h text:style-name="Heading_20_3" text:outline-level="3">Process Model:</text:h>
      <text:p text:style-name="Standard"/>
      <text:list xml:id="list987935383" text:style-name="L5">
        <text:list-item>
          <text:p text:style-name="P5">Flexible deliverable - the content of the deliverable is dictated by the environment. </text:p>
        </text:list-item>
      </text:list>
      <text:list xml:id="list1886617792" text:style-name="L6">
        <text:list-item>
          <text:p text:style-name="P6">Flexible schedule - the deliverable may be required sooner or later than initially planned. </text:p>
        </text:list-item>
        <text:list-item>
          <text:p text:style-name="P6">Small teams - each team has no more than 6 members. There may be multiple teams </text:p>
        </text:list-item>
      </text:list>
      <text:p text:style-name="Standard">within a project. </text:p>
      <text:list xml:id="list1280634819" text:style-name="L7">
        <text:list-item>
          <text:p text:style-name="P7">Frequent reviews - team progress is reviewed as frequently as environmental </text:p>
        </text:list-item>
        <text:list-item>
          <text:p text:style-name="P7">complexity and risk dictates (usually 1 to 4 week cycles). A functional executable </text:p>
        </text:list-item>
      </text:list>
      <text:p text:style-name="Standard">must be prepared by each team for each review. </text:p>
      <text:list xml:id="list1554332922" text:style-name="L8">
        <text:list-item>
          <text:p text:style-name="P8">Collaboration - intra and inter-collaboration is expected during the project. </text:p>
        </text:list-item>
        <text:list-item>
          <text:p text:style-name="P8">Object Oriented - each team will address a set of related objects, with clear interfaces </text:p>
        </text:list-item>
      </text:list>
      <text:p text:style-name="Standard">and behavior. </text:p>
      <text:p text:style-name="Standard"/>
      <text:p text:style-name="Standard"/>
      <text:p text:style-name="Standard"/>
      <text:h text:style-name="Heading_20_3" text:outline-level="3">Artifacts</text:h>
      <text:p text:style-name="Standard"/>
      <text:p text:style-name="Standard">Many artifacts are created while building the system. Artifacts may be used to guide </text:p>
      <text:p text:style-name="Standard">thinking, check completeness, and create an audit trail. The artifacts consist of </text:p>
      <text:p text:style-name="Standard">documents, models, programs, test cases, and other deliverables created prior to creating </text:p>
      <text:p text:style-name="Standard">the implemented system. When available, a metamodel defines the semantic content of </text:p>
      <text:p text:style-name="Standard">model artifacts. Notation describes the graphing and documentation conventions that are </text:p>
      <text:p text:style-name="Standard">used to build the model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2-04-16T10:13:57</meta:creation-date>
    <dc:date>2012-04-16T11:56:58</dc:date>
    <dc:creator>nacho </dc:creator>
    <meta:editing-duration>PT9M3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2" meta:paragraph-count="47" meta:word-count="470" meta:character-count="2964" meta:non-whitespace-character-count="2524"/>
  </office:meta>
</office:document-meta>
</file>